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 style:list-style-name="L1">
      <style:text-properties fo:color="#000000"/>
    </style:style>
    <style:style style:name="T1" style:family="text">
      <style:text-properties fo:color="#ff0000"/>
    </style:style>
    <style:style style:name="T2" style:family="text">
      <style:text-properties fo:color="#000000"/>
    </style:style>
    <text:list-style style:name="L1">
      <text:list-level-style-number text:level="1" text:style-name="Numbering_20_Symbols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Segundo Teanembaum, um computador pode ser dividido em 5 camadas, sendo estas, Hardware, Microprogramada, Maquina Convencional Sistema Operacional e Assembler.</text:p>
      <text:p text:style-name="Standard"><text:tab/>A camada de hardware são os componentes eletrônicos em si, ou seja transistores montados de forma a responder comandos em linguagem de maquina. A camada Microprogramda também é controlada por linguagem de maquinas porém tem a função de generalizar as arquiteturas da camada inferior para aumentar a portabilidade e facilitar evoluções. <text:span text:style-name="T1">Terceira camada eu não faço a minima idéia do que ela faz.. </text:span><text:span text:style-name="T2">A camada de sistema operacional aumenta o número de funções que um computador pode ter, ou seja, cria novas intruções que aumentam a capacidade e diminuem a complexidade de um sistema. A camada assembly é usada para desenvolvimento de softwares em geral ??</text:span></text:p>
      <text:p text:style-name="P1"/>
      <text:p text:style-name="P1">2.</text:p>
      <text:p text:style-name="P1"/>
      <text:p text:style-name="P1"/>
      <text:list text:style-name="L1">
        <text:list-item>
          <text:p text:style-name="P2">Nos primeiros computadores a programação era feita via chaveamento, ou seja, chaveava-se o comando a ser executado inicia-se o processo de clock, o comando é executado e espera-se o novo comando, isso era extremamente improdutivo.</text:p>
        </text:list-item>
        <text:list-item>
          <text:p text:style-name="P2">Busca(fetch) procura-se qual a nova intrução a ser executada, decodificação pega-se a instrução <text:s/>procura-se os dados a serem processados (em memórias ou registradores) e finalmente a instrução é executada. Ao final de cada seqüência descrita acima é feita uma nova busca e o processo se repete indefinidamente até que o computador seja desligado.</text:p>
        </text:list-item>
        <text:list-item>
          <text:p text:style-name="P2">A vantagem da microprogramação é que pode-se generalizar as arquiteturas da camada inferior, ou seja, é possível desenvolver com apenas um código programa para várias arquiteturas distintas. A microprogramação é um conjunto de operações predefinidas que são implementadas nas arquiteturas. Ela funciona como um tradutor, ou seja, executa-se um comando nela, esta traduz o comando para a arquitetura do nível inferior que reponde e esta traduz novamente e retorna segundo um padrão pré estabelecido</text:p>
        </text:list-item>
        <text:list-item>
          <text:p text:style-name="P2">????????????????</text:p>
        </text:list-item>
        <text:list-item>
          <text:p text:style-name="P2">Arquitetura IA-32 foi desenvolvida pela intel e aberta para outras empresas produzirem processadores que usassem essa arquitetura virtual. </text:p>
        </text:list-item>
        <text:list-item>
          <text:p text:style-name="P2">Os profissionais hoje que trabalham com arquitetura virtual são desenvolvedores de arquitetura e pesquisadores, visto que a microprogramação não pode mais ser feita por qualquer usuário, apenas as produtoras de placa mãe e processadores desenvolvem microprogramação. A arquitetura IA-32 está longe de ser uma arquitetura ideal, porque existem vários problemas que não foram corrigidos na época de projeto.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meta:initial-creator>Felipe Cassarotti Parronchi Nav</meta:initial-creator>
    <meta:creation-date>2006-05-27T17:28:19</meta:creation-date>
    <dc:creator>Felipe Cassarotti Parronchi Nav</dc:creator>
    <dc:date>2006-05-27T17:54:35</dc:date>
    <dc:language>pt-BR</dc:language>
    <meta:editing-cycles>2</meta:editing-cycles>
    <meta:editing-duration>PT10M5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376" meta:character-count="2449"/>
  </office:meta>
</office:document-meta>
</file>